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– MULTITHREAD – THREAD POOL</text:p>
      <text:p text:style-name="P3">Objetivo: entender como organizar um programa na forma de um “thread pool”</text:p>
      <text:p text:style-name="P3"/>
      <text:p text:style-name="P2">Exercício 1</text:p>
      <text:p text:style-name="P1"><text:span text:style-name="T1">Objetivo: entender o funcionamento de um mutex</text:span></text:p>
      <text:p text:style-name="P1"/>
      <text:p text:style-name="P1">Analise o código de mutex_demo.c. </text:p>
      <text:p text:style-name="P1">a) O que acontece numa chamada a pthread_mutex_lock()?</text:p>
      <text:p text:style-name="P1">b) O que acontece se pthread_mutex_lock() é chamada em uma thread e, logo em seguida, é chamada em outra thread?</text:p>
      <text:p text:style-name="P1">c) O que acontece numa chamada a pthread_mutex_unlock()?</text:p>
      <text:p text:style-name="P1">d) O que acontece se uma thread não executa a chamada pthread_mutex_unlock() depois de sua chamada a pthread_mutex_lock()?</text:p>
      <text:p text:style-name="P1">e) Modifique o programa mutex_demo.c de forma que ele trave em uma chama a pthread_mutex_lock() e nunca seja encerrado. Teste sua solução.</text:p>
      <text:p text:style-name="P1"/>
      <text:p text:style-name="P2">Exercício 2</text:p>
      <text:p text:style-name="P3">Objetivo: entender como organizar tarefas em uma equipe</text:p>
      <text:p text:style-name="P1"/>
      <text:p text:style-name="P1">Neste exercício, vamos comparar duas situações hipotéticas. Em ambas, há uma equipe de N trabalhadores que precisa realizar K tarefas (K &gt; N). Cada tarefa tem uma duração desconhecida e só pode ser executada por um trabalhador de cada vez.</text:p>
      <text:p text:style-name="P1"/>
      <text:p text:style-name="P1">Na primeira forma de organização, o trabalhador N recebe toda tarefa k tal que k%N==0.</text:p>
      <text:p text:style-name="P1">Na segunda forma de organização, os trabalhadores fazem inicialmente uma fila. O primeiro da fila pega a próxima tarefa que deve ser executada e dá lugar ao próximo. Quando termina de executá-la, volta ao fim da fila. O tempo para escolher a tarefa é muito menor que o tempo que demora para executar a tarefa.</text:p>
      <text:p text:style-name="P1"/>
      <text:p text:style-name="P1">Em ambos os casos, os trabalhadores só terminam seu turno quando todas as tarefas forem cumpridas. Todos os trabalhadores, supostamente, têm uma habilidade igual de exercutar tarefas.</text:p>
      <text:p text:style-name="P1"/>
      <text:p text:style-name="P1">a) Em qual das formas de organização há uma chance maior de haver trabalhadores que recebem muito mais tarefas que outros? Por que?</text:p>
      <text:p text:style-name="P1">b) Qual das formas de organização levará mais rapidamente ao fim de todas as tarefas?</text:p>
      <text:p text:style-name="P1"/>
      <text:p text:style-name="P2">Exercício 3</text:p>
      <text:p text:style-name="P3">Objetivo: prever o comportamento de programas multithread</text:p>
      <text:p text:style-name="P1"/>
      <text:p text:style-name="P1">Verifique o código fonte de 01-intro.c. </text:p>
      <text:p text:style-name="P1">a) Antes de executá-lo, tente inferir o que ele deve imprimir na tela. </text:p>
      <text:p text:style-name="P1">b) Depois, compile e execute o programa e tente explicar o comportamento que você encontrou.</text:p>
      <text:p text:style-name="P1"/>
      <text:p text:style-name="P2">Exercício 4</text:p>
      <text:p text:style-name="P3">Objetivo: resolver problemas de compartilhamento de memória em threads</text:p>
      <text:p text:style-name="P1"/>
      <text:p text:style-name="P1">Leia o código fonte de 02-memoria.c.</text:p>
      <text:p text:style-name="P1">a) Antes de executá-lo, tente inferir qual problema (dentre os encontrados em 01-intro) são resolvidos neste código. Como esses problemas são resolvidos?</text:p>
      <text:p text:style-name="P1"><text:soft-page-break/>b) Qual problema ainda existe?</text:p>
      <text:p text:style-name="P1">c) O que o programa deve imprimir na tela?</text:p>
      <text:p text:style-name="P1"/>
      <text:p text:style-name="P2">Exercício 5</text:p>
      <text:p text:style-name="P3">Objetivo: entender a função pthread_join()</text:p>
      <text:p text:style-name="P1"/>
      <text:p text:style-name="P1">Leia o código fonte de 03-join.c.</text:p>
      <text:p text:style-name="P1">a) Antes de executá-lo, tente inferir o que ele deve imprimir na tela.</text:p>
      <text:p text:style-name="P1">b) O que a função pthread_join() faz? Qual seria a função equivalente quando pensamos em processo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5-02T23:03:00</meta:creation-date>
    <meta:document-statistic meta:table-count="0" meta:image-count="0" meta:object-count="0" meta:page-count="2" meta:paragraph-count="34" meta:word-count="432" meta:character-count="2652"/>
    <dc:date>2018-05-02T23:38:32</dc:date>
    <dc:creator>Tiago Tavares</dc:creator>
    <meta:editing-duration>PT3M45S</meta:editing-duration>
    <meta:editing-cycles>1</meta:editing-cycles>
    <meta:generator>OpenOffice.org/3.3$Unix OpenOffice.org_project/330m20$Build-9567</meta:generator>
  </office:meta>
</office:document-meta>
</file>